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formula="of:=[.C2]+[.B3]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table:formula="of:=[.C2]+[.B4]" office:value-type="string" office:string-value="" calcext:value-type="error">
            <text:p>Err:522</text:p>
          </table:table-cell>
          <table:table-cell/>
        </table:table-row>
      </table:table>
      <table:table table:name="Sheet2" table:style-name="ta1">
        <office:forms form:automatic-focus="false" form:apply-design-mode="false"/>
        <table:table-column table:style-name="co2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2">00.00.0000</text:date>, <text:time style:data-style-name="N2" text:time-value="18:53:07.3378591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Mohrhard</meta:initial-creator>
    <meta:creation-date>2011-11-30T10:09:14</meta:creation-date>
    <dc:date>2017-06-12T19:21:49.281997347</dc:date>
    <meta:editing-duration>PT32M34S</meta:editing-duration>
    <meta:editing-cycles>5</meta:editing-cycles>
    <meta:generator>LibreOffice/5.1.6.2$Linux_X86_64 LibreOffice_project/10m0$Build-2</meta:generator>
    <meta:document-statistic meta:table-count="2" meta:cell-count="24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doc = thisComponent
oSheet = doc.getSheets()
oSheet.getCellByPosition(1,1,0).setValue(5)
oSheet.getCellByPosition(1,2,0).setValue(15)
oSheet.getCellByPosition(2,1,0).setFormula("=B2+B3")
oSheet.getCellByPosition(1, 3,0).setFormula("=B2+B4")
oSheet.getCellByPosition(3, 2,0).setFormula("")
oSheet.getCellByPosition(3, 3,0).setFormula("")

End Sub

      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